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25-03-1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24-03-2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23-03-2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21-03-1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20-03-0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19-03-1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18-03-0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17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16-03-2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15-03-2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14-03-1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13-03-1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12-03-2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1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10-03-23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0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08-03-1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07-03-1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0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0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0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200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97-03-2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9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9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9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9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8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7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7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7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39112200201</text:p>
          </table:table-cell>
          <table:table-cell office:value-type="string" calcext:value-type="string">
            <text:p>R(C-40- 4)32bad- 1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